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<text:s/></text:span><text:span text:style-name="T1_2">Keypad</text:span><text:span text:style-name="T1_3"><text:s/></text:span><text:span text:style-name="T1_4">Library</text:span><text:span text:style-name="T1_5"><text:s/></text:span><text:span text:style-name="T1_6">data</text:span><text:span text:style-name="T1_7"><text:s/></text:span><text:span text:style-name="T1_8">types</text:span></text:p>
      <text:p text:style-name="P2"><text:span text:style-name="T2_1">KeyState</text:span><text:span text:style-name="T2_2"><text:tab/></text:span><text:span text:style-name="T2_3">KEYWORD</text:span><text:span text:style-name="T2_4">1</text:span></text:p>
      <text:p text:style-name="P3"><text:span text:style-name="T3_1">Keypad</text:span><text:span text:style-name="T3_2"><text:tab/></text:span><text:span text:style-name="T3_3">KEYWORD</text:span><text:span text:style-name="T3_4">1</text:span></text:p>
      <text:p text:style-name="P4"><text:span text:style-name="T4_1">KeypadEvent</text:span><text:span text:style-name="T4_2"><text:tab/></text:span><text:span text:style-name="T4_3">KEYWORD</text:span><text:span text:style-name="T4_4">1</text:span></text:p>
      <text:p text:style-name="P5"/>
      <text:p text:style-name="P6"><text:span text:style-name="T6_1">#<text:s/></text:span><text:span text:style-name="T6_2">Keypad</text:span><text:span text:style-name="T6_3"><text:s/></text:span><text:span text:style-name="T6_4">Library</text:span><text:span text:style-name="T6_5"><text:s/></text:span><text:span text:style-name="T6_6">constants</text:span></text:p>
      <text:p text:style-name="P7"><text:span text:style-name="T7_1">NO</text:span><text:span text:style-name="T7_2">_</text:span><text:span text:style-name="T7_3">KEY</text:span><text:span text:style-name="T7_4"><text:tab/></text:span><text:span text:style-name="T7_5">LITERAL</text:span><text:span text:style-name="T7_6">1</text:span></text:p>
      <text:p text:style-name="P8"><text:span text:style-name="T8_1">IDLE</text:span><text:span text:style-name="T8_2"><text:tab/></text:span><text:span text:style-name="T8_3">LITERAL</text:span><text:span text:style-name="T8_4">1</text:span></text:p>
      <text:p text:style-name="P9"><text:span text:style-name="T9_1">PRESSED</text:span><text:span text:style-name="T9_2"><text:tab/></text:span><text:span text:style-name="T9_3">LITERAL</text:span><text:span text:style-name="T9_4">1</text:span></text:p>
      <text:p text:style-name="P10"><text:span text:style-name="T10_1">HOLD</text:span><text:span text:style-name="T10_2"><text:tab/></text:span><text:span text:style-name="T10_3">LITERAL</text:span><text:span text:style-name="T10_4">1</text:span></text:p>
      <text:p text:style-name="P11"><text:span text:style-name="T11_1">RELEASED</text:span><text:span text:style-name="T11_2"><text:tab/></text:span><text:span text:style-name="T11_3">LITERAL</text:span><text:span text:style-name="T11_4">1</text:span></text:p>
      <text:p text:style-name="P12"/>
      <text:p text:style-name="P13"><text:span text:style-name="T13_1">#<text:s/></text:span><text:span text:style-name="T13_2">Keypad</text:span><text:span text:style-name="T13_3"><text:s/></text:span><text:span text:style-name="T13_4">Library</text:span><text:span text:style-name="T13_5"><text:s/></text:span><text:span text:style-name="T13_6">methods</text:span><text:span text:style-name="T13_7"><text:s/>&amp;<text:s/></text:span><text:span text:style-name="T13_8">functions</text:span></text:p>
      <text:p text:style-name="P14"><text:span text:style-name="T14_1">addEventListener</text:span><text:span text:style-name="T14_2"><text:tab/></text:span><text:span text:style-name="T14_3">KEYWORD</text:span><text:span text:style-name="T14_4">2</text:span></text:p>
      <text:p text:style-name="P15"><text:span text:style-name="T15_1">bitMap</text:span><text:span text:style-name="T15_2"><text:tab/></text:span><text:span text:style-name="T15_3">KEYWORD</text:span><text:span text:style-name="T15_4">2</text:span></text:p>
      <text:p text:style-name="P16"><text:span text:style-name="T16_1">findKeyInList</text:span><text:span text:style-name="T16_2"><text:tab/></text:span><text:span text:style-name="T16_3">KEYWORD</text:span><text:span text:style-name="T16_4">2</text:span></text:p>
      <text:p text:style-name="P17"><text:span text:style-name="T17_1">getKey</text:span><text:span text:style-name="T17_2"><text:tab/></text:span><text:span text:style-name="T17_3">KEYWORD</text:span><text:span text:style-name="T17_4">2</text:span></text:p>
      <text:p text:style-name="P18"><text:span text:style-name="T18_1">getKeys</text:span><text:span text:style-name="T18_2"><text:tab/></text:span><text:span text:style-name="T18_3">KEYWORD</text:span><text:span text:style-name="T18_4">2</text:span></text:p>
      <text:p text:style-name="P19"><text:span text:style-name="T19_1">getState</text:span><text:span text:style-name="T19_2"><text:tab/></text:span><text:span text:style-name="T19_3">KEYWORD</text:span><text:span text:style-name="T19_4">2</text:span></text:p>
      <text:p text:style-name="P20"><text:span text:style-name="T20_1">holdTimer</text:span><text:span text:style-name="T20_2"><text:tab/></text:span><text:span text:style-name="T20_3">KEYWORD</text:span><text:span text:style-name="T20_4">2</text:span></text:p>
      <text:p text:style-name="P21"><text:span text:style-name="T21_1">isPressed</text:span><text:span text:style-name="T21_2"><text:tab/></text:span><text:span text:style-name="T21_3">KEYWORD</text:span><text:span text:style-name="T21_4">2</text:span></text:p>
      <text:p text:style-name="P22"><text:span text:style-name="T22_1">keyStateChanged</text:span><text:span text:style-name="T22_2"><text:tab/></text:span><text:span text:style-name="T22_3">KEYWORD</text:span><text:span text:style-name="T22_4">2</text:span></text:p>
      <text:p text:style-name="P23"><text:span text:style-name="T23_1">numKeys</text:span><text:span text:style-name="T23_2"><text:tab/></text:span><text:span text:style-name="T23_3">KEYWORD</text:span><text:span text:style-name="T23_4">2</text:span></text:p>
      <text:p text:style-name="P24"><text:span text:style-name="T24_1">pin</text:span><text:span text:style-name="T24_2">_</text:span><text:span text:style-name="T24_3">mode</text:span><text:span text:style-name="T24_4"><text:tab/></text:span><text:span text:style-name="T24_5">KEYWORD</text:span><text:span text:style-name="T24_6">2</text:span></text:p>
      <text:p text:style-name="P25"><text:span text:style-name="T25_1">pin</text:span><text:span text:style-name="T25_2">_</text:span><text:span text:style-name="T25_3">write</text:span><text:span text:style-name="T25_4"><text:tab/></text:span><text:span text:style-name="T25_5">KEYWORD</text:span><text:span text:style-name="T25_6">2</text:span></text:p>
      <text:p text:style-name="P26"><text:span text:style-name="T26_1">pin</text:span><text:span text:style-name="T26_2">_</text:span><text:span text:style-name="T26_3">read</text:span><text:span text:style-name="T26_4"><text:tab/></text:span><text:span text:style-name="T26_5">KEYWORD</text:span><text:span text:style-name="T26_6">2</text:span></text:p>
      <text:p text:style-name="P27"><text:span text:style-name="T27_1">setDebounceTime</text:span><text:span text:style-name="T27_2"><text:tab/></text:span><text:span text:style-name="T27_3">KEYWORD</text:span><text:span text:style-name="T27_4">2</text:span></text:p>
      <text:p text:style-name="P28"><text:span text:style-name="T28_1">setHoldTime</text:span><text:span text:style-name="T28_2"><text:tab/></text:span><text:span text:style-name="T28_3">KEYWORD</text:span><text:span text:style-name="T28_4">2</text:span></text:p>
      <text:p text:style-name="P29"><text:span text:style-name="T29_1">waitForKey</text:span><text:span text:style-name="T29_2"><text:tab/></text:span><text:span text:style-name="T29_3">KEYWORD</text:span><text:span text:style-name="T29_4">2</text:span></text:p>
      <text:p text:style-name="P30"/>
      <text:p text:style-name="P31"><text:span text:style-name="T31_1">#<text:s/></text:span><text:span text:style-name="T31_2">this</text:span><text:span text:style-name="T31_3"><text:s/></text:span><text:span text:style-name="T31_4">is</text:span><text:span text:style-name="T31_5"><text:s/></text:span><text:span text:style-name="T31_6">a</text:span><text:span text:style-name="T31_7"><text:s/></text:span><text:span text:style-name="T31_8">macro</text:span><text:span text:style-name="T31_9"><text:s/></text:span><text:span text:style-name="T31_10">that</text:span><text:span text:style-name="T31_11"><text:s/></text:span><text:span text:style-name="T31_12">converts</text:span><text:span text:style-name="T31_13"><text:s/>2</text:span><text:span text:style-name="T31_14">d</text:span><text:span text:style-name="T31_15"><text:s/></text:span><text:span text:style-name="T31_16">arrays</text:span><text:span text:style-name="T31_17"><text:s/></text:span><text:span text:style-name="T31_18">to</text:span><text:span text:style-name="T31_19"><text:s/></text:span><text:span text:style-name="T31_20">pointers</text:span></text:p>
      <text:p text:style-name="P32"><text:span text:style-name="T32_1">makeKeymap</text:span><text:span text:style-name="T32_2"><text:tab/></text:span><text:span text:style-name="T32_3">KEYWORD</text:span><text:span text:style-name="T32_4">2</text:span></text:p>
      <text:p text:style-name="P33"/>
      <text:p text:style-name="P34"><text:span text:style-name="T34_1">#<text:s/></text:span><text:span text:style-name="T34_2">List</text:span><text:span text:style-name="T34_3"><text:s/></text:span><text:span text:style-name="T34_4">of</text:span><text:span text:style-name="T34_5"><text:s/></text:span><text:span text:style-name="T34_6">objects</text:span><text:span text:style-name="T34_7"><text:s/></text:span><text:span text:style-name="T34_8">created</text:span><text:span text:style-name="T34_9"><text:s/></text:span><text:span text:style-name="T34_10">in</text:span><text:span text:style-name="T34_11"><text:s/></text:span><text:span text:style-name="T34_12">the</text:span><text:span text:style-name="T34_13"><text:s/></text:span><text:span text:style-name="T34_14">example</text:span><text:span text:style-name="T34_15"><text:s/></text:span><text:span text:style-name="T34_16">sketches</text:span><text:span text:style-name="T34_17">.</text:span></text:p>
      <text:p text:style-name="P35"><text:span text:style-name="T35_1">kpd</text:span><text:span text:style-name="T35_2"><text:tab/></text:span><text:span text:style-name="T35_3">KEYWORD</text:span><text:span text:style-name="T35_4">3</text:span></text:p>
      <text:p text:style-name="P36"><text:span text:style-name="T36_1">keypad</text:span><text:span text:style-name="T36_2"><text:tab/></text:span><text:span text:style-name="T36_3">KEYWORD</text:span><text:span text:style-name="T36_4">3</text:span></text:p>
      <text:p text:style-name="P37"><text:span text:style-name="T37_1">kbrd</text:span><text:span text:style-name="T37_2"><text:tab/></text:span><text:span text:style-name="T37_3">KEYWORD</text:span><text:span text:style-name="T37_4">3</text:span></text:p>
      <text:p text:style-name="P38"><text:span text:style-name="T38_1">keyboard</text:span><text:span text:style-name="T38_2"><text:tab/></text:span><text:span text:style-name="T38_3">KEYWORD</text:span><text:span text:style-name="T38_4">3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